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padding="0.049cm" fo:border="0.06pt solid #e5e7eb"/>
    </style:style>
    <style:style style:name="P2" style:family="paragraph" style:parent-style-name="Heading_20_2">
      <style:paragraph-properties fo:padding="0.049cm" fo:border="0.06pt solid #e5e7eb"/>
      <style:text-properties loext:padding="0.049cm" loext:border="0.06pt solid #e5e7eb"/>
    </style:style>
    <style:style style:name="P3" style:family="paragraph" style:parent-style-name="Standard">
      <style:paragraph-properties fo:margin-top="0cm" fo:margin-bottom="0.499cm" style:contextual-spacing="false"/>
      <style:text-properties loext:padding="0.049cm" loext:border="0.06pt solid #e5e7eb"/>
    </style:style>
    <style:style style:name="P4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.049cm" loext:border="0.06pt solid #e5e7eb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 style:list-style-name="L1">
      <style:paragraph-properties fo:margin-top="0cm" fo:margin-bottom="0cm" style:contextual-spacing="false" fo:padding="0.049cm" fo:border="0.06pt solid #e5e7eb"/>
      <style:text-properties loext:padding="0.049cm" loext:border="0.06pt solid #e5e7eb"/>
    </style:style>
    <style:style style:name="P7" style:family="paragraph" style:parent-style-name="Text_20_body" style:list-style-name="L1">
      <style:paragraph-properties fo:padding="0.049cm" fo:border="0.06pt solid #e5e7eb"/>
      <style:text-properties loext:padding="0.049cm" loext:border="0.06pt solid #e5e7eb"/>
    </style:style>
    <style:style style:name="P8" style:family="paragraph" style:parent-style-name="Text_20_body" style:list-style-name="L2">
      <style:paragraph-properties fo:margin-top="0cm" fo:margin-bottom="0cm" style:contextual-spacing="false" fo:padding="0.049cm" fo:border="0.06pt solid #e5e7eb"/>
      <style:text-properties loext:padding="0.049cm" loext:border="0.06pt solid #e5e7eb"/>
    </style:style>
    <style:style style:name="P9" style:family="paragraph" style:parent-style-name="Text_20_body" style:list-style-name="L2">
      <style:paragraph-properties fo:padding="0.049cm" fo:border="0.06pt solid #e5e7eb"/>
      <style:text-properties loext:padding="0.049cm" loext:border="0.06pt solid #e5e7eb"/>
    </style:style>
    <style:style style:name="P10" style:family="paragraph" style:parent-style-name="Text_20_body" style:list-style-name="L3">
      <style:paragraph-properties fo:margin-top="0cm" fo:margin-bottom="0cm" style:contextual-spacing="false" fo:padding="0.049cm" fo:border="0.06pt solid #e5e7eb"/>
      <style:text-properties loext:padding="0.049cm" loext:border="0.06pt solid #e5e7eb"/>
    </style:style>
    <style:style style:name="P11" style:family="paragraph" style:parent-style-name="Text_20_body" style:list-style-name="L3">
      <style:paragraph-properties fo:padding="0.049cm" fo:border="0.06pt solid #e5e7eb"/>
      <style:text-properties loext:padding="0.049cm" loext:border="0.06pt solid #e5e7eb"/>
    </style:style>
    <style:style style:name="P12" style:family="paragraph" style:parent-style-name="Text_20_body" style:list-style-name="L4">
      <style:paragraph-properties fo:margin-top="0cm" fo:margin-bottom="0cm" style:contextual-spacing="false" fo:padding="0.049cm" fo:border="0.06pt solid #e5e7eb"/>
      <style:text-properties loext:padding="0.049cm" loext:border="0.06pt solid #e5e7eb"/>
    </style:style>
    <style:style style:name="P13" style:family="paragraph" style:parent-style-name="Text_20_body" style:list-style-name="L4">
      <style:paragraph-properties fo:padding="0.049cm" fo:border="0.06pt solid #e5e7eb"/>
      <style:text-properties loext:padding="0.049cm" loext:border="0.06pt solid #e5e7eb"/>
    </style:style>
    <style:style style:name="P14" style:family="paragraph" style:parent-style-name="Text_20_body" style:list-style-name="L5">
      <style:paragraph-properties fo:margin-top="0cm" fo:margin-bottom="0cm" style:contextual-spacing="false" fo:padding="0.049cm" fo:border="0.06pt solid #e5e7eb"/>
      <style:text-properties loext:padding="0.049cm" loext:border="0.06pt solid #e5e7eb"/>
    </style:style>
    <style:style style:name="P15" style:family="paragraph" style:parent-style-name="Text_20_body" style:list-style-name="L5">
      <style:paragraph-properties fo:padding="0.049cm" fo:border="0.06pt solid #e5e7eb"/>
      <style:text-properties loext:padding="0.049cm" loext:border="0.06pt solid #e5e7eb"/>
    </style:style>
    <style:style style:name="P16" style:family="paragraph" style:parent-style-name="Text_20_body">
      <style:paragraph-properties fo:margin-top="0cm" fo:margin-bottom="0cm" style:contextual-spacing="false"/>
      <style:text-properties loext:padding="0.049cm" loext:border="0.06pt solid #e5e7eb"/>
    </style:style>
    <style:style style:name="P17" style:family="paragraph" style:parent-style-name="Text_20_body" style:list-style-name="L10">
      <style:paragraph-properties fo:margin-top="0cm" fo:margin-bottom="0cm" style:contextual-spacing="false" fo:padding="0.049cm" fo:border="0.06pt solid #e5e7eb"/>
      <style:text-properties loext:padding="0.049cm" loext:border="0.06pt solid #e5e7eb"/>
    </style:style>
    <style:style style:name="P18" style:family="paragraph" style:parent-style-name="Text_20_body" style:list-style-name="L10">
      <style:paragraph-properties fo:padding="0.049cm" fo:border="0.06pt solid #e5e7eb"/>
      <style:text-properties loext:padding="0.049cm" loext:border="0.06pt solid #e5e7eb"/>
    </style:style>
    <style:style style:name="P19" style:family="paragraph" style:parent-style-name="Text_20_body" style:list-style-name="L11">
      <style:paragraph-properties fo:margin-top="0cm" fo:margin-bottom="0cm" style:contextual-spacing="false" fo:padding="0.049cm" fo:border="0.06pt solid #e5e7eb"/>
      <style:text-properties loext:padding="0.049cm" loext:border="0.06pt solid #e5e7eb"/>
    </style:style>
    <style:style style:name="P20" style:family="paragraph" style:parent-style-name="Text_20_body" style:list-style-name="L11">
      <style:paragraph-properties fo:padding="0.049cm" fo:border="0.06pt solid #e5e7eb"/>
      <style:text-properties loext:padding="0.049cm" loext:border="0.06pt solid #e5e7eb"/>
    </style:style>
    <style:style style:name="P21" style:family="paragraph" style:parent-style-name="Text_20_body" style:list-style-name="L12">
      <style:paragraph-properties fo:margin-top="0cm" fo:margin-bottom="0cm" style:contextual-spacing="false" fo:padding="0.049cm" fo:border="0.06pt solid #e5e7eb"/>
      <style:text-properties loext:padding="0.049cm" loext:border="0.06pt solid #e5e7eb"/>
    </style:style>
    <style:style style:name="P22" style:family="paragraph" style:parent-style-name="Text_20_body" style:list-style-name="L12">
      <style:paragraph-properties fo:padding="0.049cm" fo:border="0.06pt solid #e5e7eb"/>
      <style:text-properties loext:padding="0.049cm" loext:border="0.06pt solid #e5e7eb"/>
    </style:style>
    <style:style style:name="P23" style:family="paragraph" style:parent-style-name="Text_20_body" style:list-style-name="L13">
      <style:paragraph-properties fo:margin-top="0cm" fo:margin-bottom="0cm" style:contextual-spacing="false" fo:padding="0.049cm" fo:border="0.06pt solid #e5e7eb"/>
      <style:text-properties loext:padding="0.049cm" loext:border="0.06pt solid #e5e7eb"/>
    </style:style>
    <style:style style:name="P24" style:family="paragraph" style:parent-style-name="Text_20_body" style:list-style-name="L13">
      <style:paragraph-properties fo:padding="0.049cm" fo:border="0.06pt solid #e5e7eb"/>
      <style:text-properties loext:padding="0.049cm" loext:border="0.06pt solid #e5e7eb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loext:padding="0.049cm" loext:border="0.06pt solid #e5e7eb"/>
    </style:style>
    <style:style style:name="P26" style:family="paragraph" style:parent-style-name="Text_20_body" style:list-style-name="L14">
      <style:paragraph-properties fo:margin-top="0cm" fo:margin-bottom="0cm" style:contextual-spacing="false" fo:padding="0.049cm" fo:border="0.06pt solid #e5e7eb"/>
      <style:text-properties loext:padding="0.049cm" loext:border="0.06pt solid #e5e7eb"/>
    </style:style>
    <style:style style:name="P27" style:family="paragraph" style:parent-style-name="Text_20_body" style:list-style-name="L14">
      <style:paragraph-properties fo:padding="0.049cm" fo:border="0.06pt solid #e5e7eb"/>
      <style:text-properties loext:padding="0.049cm" loext:border="0.06pt solid #e5e7eb"/>
    </style:style>
    <style:style style:name="P28" style:family="paragraph" style:parent-style-name="Text_20_body" style:list-style-name="L15">
      <style:paragraph-properties fo:margin-top="0cm" fo:margin-bottom="0cm" style:contextual-spacing="false" fo:padding="0.049cm" fo:border="0.06pt solid #e5e7eb"/>
      <style:text-properties loext:padding="0.049cm" loext:border="0.06pt solid #e5e7eb"/>
    </style:style>
    <style:style style:name="P29" style:family="paragraph" style:parent-style-name="Text_20_body" style:list-style-name="L15">
      <style:paragraph-properties fo:padding="0.049cm" fo:border="0.06pt solid #e5e7eb"/>
      <style:text-properties loext:padding="0.049cm" loext:border="0.06pt solid #e5e7eb"/>
    </style:style>
    <style:style style:name="P30" style:family="paragraph" style:parent-style-name="Text_20_body" style:list-style-name="L16">
      <style:paragraph-properties fo:margin-top="0cm" fo:margin-bottom="0cm" style:contextual-spacing="false" fo:padding="0.049cm" fo:border="0.06pt solid #e5e7eb"/>
      <style:text-properties loext:padding="0.049cm" loext:border="0.06pt solid #e5e7eb"/>
    </style:style>
    <style:style style:name="P31" style:family="paragraph" style:parent-style-name="Text_20_body" style:list-style-name="L16">
      <style:paragraph-properties fo:padding="0.049cm" fo:border="0.06pt solid #e5e7eb"/>
      <style:text-properties loext:padding="0.049cm" loext:border="0.06pt solid #e5e7eb"/>
    </style:style>
    <style:style style:name="P32" style:family="paragraph" style:parent-style-name="Text_20_body" style:list-style-name="L17">
      <style:paragraph-properties fo:margin-top="0cm" fo:margin-bottom="0cm" style:contextual-spacing="false" fo:padding="0.049cm" fo:border="0.06pt solid #e5e7eb"/>
      <style:text-properties loext:padding="0.049cm" loext:border="0.06pt solid #e5e7eb"/>
    </style:style>
    <style:style style:name="P33" style:family="paragraph" style:parent-style-name="Text_20_body" style:list-style-name="L17">
      <style:paragraph-properties fo:padding="0.049cm" fo:border="0.06pt solid #e5e7eb"/>
      <style:text-properties loext:padding="0.049cm" loext:border="0.06pt solid #e5e7eb"/>
    </style:style>
    <style:style style:name="P34" style:family="paragraph" style:parent-style-name="Text_20_body" style:list-style-name="L18">
      <style:paragraph-properties fo:margin-top="0cm" fo:margin-bottom="0cm" style:contextual-spacing="false" fo:padding="0.049cm" fo:border="0.06pt solid #e5e7eb"/>
      <style:text-properties loext:padding="0.049cm" loext:border="0.06pt solid #e5e7eb"/>
    </style:style>
    <style:style style:name="P35" style:family="paragraph" style:parent-style-name="Text_20_body" style:list-style-name="L18">
      <style:paragraph-properties fo:padding="0.049cm" fo:border="0.06pt solid #e5e7eb"/>
      <style:text-properties loext:padding="0.049cm" loext:border="0.06pt solid #e5e7eb"/>
    </style:style>
    <style:style style:name="P36" style:family="paragraph" style:parent-style-name="Text_20_body" style:list-style-name="L19">
      <style:paragraph-properties fo:margin-top="0cm" fo:margin-bottom="0cm" style:contextual-spacing="false" fo:padding="0.049cm" fo:border="0.06pt solid #e5e7eb"/>
      <style:text-properties loext:padding="0.049cm" loext:border="0.06pt solid #e5e7eb"/>
    </style:style>
    <style:style style:name="P37" style:family="paragraph" style:parent-style-name="Text_20_body" style:list-style-name="L19">
      <style:paragraph-properties fo:padding="0.049cm" fo:border="0.06pt solid #e5e7eb"/>
      <style:text-properties loext:padding="0.049cm" loext:border="0.06pt solid #e5e7eb"/>
    </style:style>
    <style:style style:name="P38" style:family="paragraph" style:parent-style-name="Text_20_body" style:list-style-name="L20">
      <style:paragraph-properties fo:margin-top="0cm" fo:margin-bottom="0cm" style:contextual-spacing="false" fo:padding="0.049cm" fo:border="0.06pt solid #e5e7eb"/>
      <style:text-properties loext:padding="0.049cm" loext:border="0.06pt solid #e5e7eb"/>
    </style:style>
    <style:style style:name="P39" style:family="paragraph" style:parent-style-name="Text_20_body" style:list-style-name="L20">
      <style:paragraph-properties fo:padding="0.049cm" fo:border="0.06pt solid #e5e7eb"/>
      <style:text-properties loext:padding="0.049cm" loext:border="0.06pt solid #e5e7eb"/>
    </style:style>
    <style:style style:name="P40" style:family="paragraph" style:parent-style-name="Text_20_body" style:list-style-name="L21">
      <style:paragraph-properties fo:margin-top="0cm" fo:margin-bottom="0cm" style:contextual-spacing="false" fo:padding="0.049cm" fo:border="0.06pt solid #e5e7eb"/>
      <style:text-properties loext:padding="0.049cm" loext:border="0.06pt solid #e5e7eb"/>
    </style:style>
    <style:style style:name="P41" style:family="paragraph" style:parent-style-name="Text_20_body" style:list-style-name="L21">
      <style:paragraph-properties fo:padding="0.049cm" fo:border="0.06pt solid #e5e7eb"/>
      <style:text-properties loext:padding="0.049cm" loext:border="0.06pt solid #e5e7eb"/>
    </style:style>
    <style:style style:name="P42" style:family="paragraph" style:parent-style-name="Text_20_body" style:list-style-name="L22">
      <style:paragraph-properties fo:margin-top="0cm" fo:margin-bottom="0cm" style:contextual-spacing="false" fo:padding="0.049cm" fo:border="0.06pt solid #e5e7eb"/>
      <style:text-properties loext:padding="0.049cm" loext:border="0.06pt solid #e5e7eb"/>
    </style:style>
    <style:style style:name="P43" style:family="paragraph" style:parent-style-name="Text_20_body" style:list-style-name="L22">
      <style:paragraph-properties fo:padding="0.049cm" fo:border="0.06pt solid #e5e7eb"/>
      <style:text-properties loext:padding="0.049cm" loext:border="0.06pt solid #e5e7eb"/>
    </style:style>
    <style:style style:name="P44" style:family="paragraph" style:parent-style-name="Text_20_body" style:list-style-name="L6">
      <style:paragraph-properties fo:margin-top="0cm" fo:margin-bottom="0cm" style:contextual-spacing="false" fo:padding="0.049cm" fo:border="0.06pt solid #e5e7eb"/>
    </style:style>
    <style:style style:name="P45" style:family="paragraph" style:parent-style-name="Text_20_body" style:list-style-name="L6">
      <style:paragraph-properties fo:padding="0.049cm" fo:border="0.06pt solid #e5e7eb"/>
    </style:style>
    <style:style style:name="P46" style:family="paragraph" style:parent-style-name="Text_20_body" style:list-style-name="L7">
      <style:paragraph-properties fo:margin-top="0cm" fo:margin-bottom="0cm" style:contextual-spacing="false" fo:padding="0.049cm" fo:border="0.06pt solid #e5e7eb"/>
    </style:style>
    <style:style style:name="P47" style:family="paragraph" style:parent-style-name="Text_20_body" style:list-style-name="L7">
      <style:paragraph-properties fo:padding="0.049cm" fo:border="0.06pt solid #e5e7eb"/>
    </style:style>
    <style:style style:name="P48" style:family="paragraph" style:parent-style-name="Text_20_body" style:list-style-name="L8">
      <style:paragraph-properties fo:margin-top="0cm" fo:margin-bottom="0cm" style:contextual-spacing="false" fo:padding="0.049cm" fo:border="0.06pt solid #e5e7eb"/>
    </style:style>
    <style:style style:name="P49" style:family="paragraph" style:parent-style-name="Text_20_body" style:list-style-name="L8">
      <style:paragraph-properties fo:padding="0.049cm" fo:border="0.06pt solid #e5e7eb"/>
    </style:style>
    <style:style style:name="P50" style:family="paragraph" style:parent-style-name="Text_20_body" style:list-style-name="L9">
      <style:paragraph-properties fo:margin-top="0cm" fo:margin-bottom="0cm" style:contextual-spacing="false" fo:padding="0.049cm" fo:border="0.06pt solid #e5e7eb"/>
    </style:style>
    <style:style style:name="P51" style:family="paragraph" style:parent-style-name="Text_20_body" style:list-style-name="L9">
      <style:paragraph-properties fo:padding="0.049cm" fo:border="0.06pt solid #e5e7eb"/>
    </style:style>
    <style:style style:name="P52" style:family="paragraph" style:parent-style-name="Text_20_body" style:list-style-name="L23">
      <style:paragraph-properties fo:margin-top="0cm" fo:margin-bottom="0cm" style:contextual-spacing="false" fo:padding="0.049cm" fo:border="0.06pt solid #e5e7eb"/>
    </style:style>
    <style:style style:name="P53" style:family="paragraph" style:parent-style-name="Text_20_body" style:list-style-name="L23">
      <style:paragraph-properties fo:padding="0.049cm" fo:border="0.06pt solid #e5e7eb"/>
    </style:style>
    <style:style style:name="P54" style:family="paragraph" style:parent-style-name="Text_20_body" style:list-style-name="L24">
      <style:paragraph-properties fo:margin-top="0cm" fo:margin-bottom="0cm" style:contextual-spacing="false" fo:padding="0.049cm" fo:border="0.06pt solid #e5e7eb"/>
    </style:style>
    <style:style style:name="P55" style:family="paragraph" style:parent-style-name="Text_20_body" style:list-style-name="L24">
      <style:paragraph-properties fo:padding="0.049cm" fo:border="0.06pt solid #e5e7eb"/>
    </style:style>
    <style:style style:name="T1" style:family="text">
      <style:text-properties loext:padding="0.049cm" loext:border="0.06pt solid #e5e7e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quí te presento algunas ideas interesantes para un proyecto final del Ciclo Superior de Desarrollo de Aplicaciones Web (DAW) relacionado con el diseño 3D en Blender:</text:p>
      <text:h text:style-name="P1" text:outline-level="2">Aplicación web para crear y vender modelos 3D</text:h>
      <text:p text:style-name="P25">Desarrolla una página web que permita a los usuarios crear y vender modelos 3D creados con Blender. Incluye funcionalidades como:</text:p>
      <text:list xml:id="list3933692628" text:style-name="L14">
        <text:list-item>
          <text:p text:style-name="P26">Registro de usuarios y gestión de perfiles</text:p>
        </text:list-item>
        <text:list-item>
          <text:p text:style-name="P26">Herramientas de diseño 3D integradas (basadas en Blender)</text:p>
        </text:list-item>
        <text:list-item>
          <text:p text:style-name="P26">Catálogo de modelos disponibles para compra</text:p>
        </text:list-item>
        <text:list-item>
          <text:p text:style-name="P26">Sistema de pagos y gestión de ventas</text:p>
        </text:list-item>
        <text:list-item>
          <text:p text:style-name="P27">Generación automática de archivos .blend y formatos de impresión 3D</text:p>
        </text:list-item>
      </text:list>
      <text:h text:style-name="P1" text:outline-level="2">Plataforma de aprendizaje de Blender</text:h>
      <text:p text:style-name="P25">Crea una plataforma de e-learning especializada en el aprendizaje de Blender, con:</text:p>
      <text:list xml:id="list4269744490" text:style-name="L15">
        <text:list-item>
          <text:p text:style-name="P28">Cursos estructurados por niveles (principiante, intermedio, avanzado)</text:p>
        </text:list-item>
        <text:list-item>
          <text:p text:style-name="P28">Tutoriales en video y material de apoyo descargable</text:p>
        </text:list-item>
        <text:list-item>
          <text:p text:style-name="P28">Foros de discusión y soporte de la comunidad</text:p>
        </text:list-item>
        <text:list-item>
          <text:p text:style-name="P28">Proyectos prácticos y desafíos para aplicar lo aprendido</text:p>
        </text:list-item>
        <text:list-item>
          <text:p text:style-name="P29">Certificados de finalización de cursos</text:p>
        </text:list-item>
      </text:list>
      <text:h text:style-name="P1" text:outline-level="2">Herramienta web para renderizado distribuido</text:h>
      <text:p text:style-name="P25">Desarrolla una aplicación que permita a los usuarios renderizar escenas 3D de Blender de manera distribuida, aprovechando la potencia de múltiples computadoras. Incluye:</text:p>
      <text:list xml:id="list4091723043" text:style-name="L16">
        <text:list-item>
          <text:p text:style-name="P30">Interfaz web para gestionar proyectos de renderizado</text:p>
        </text:list-item>
        <text:list-item>
          <text:p text:style-name="P30">Cliente ligero que se ejecute en segundo plano en las máquinas</text:p>
        </text:list-item>
        <text:list-item>
          <text:p text:style-name="P30">Algoritmos de división de tareas y balanceo de carga</text:p>
        </text:list-item>
        <text:list-item>
          <text:p text:style-name="P30">Monitorización en tiempo real del progreso de renderizado</text:p>
        </text:list-item>
        <text:list-item>
          <text:p text:style-name="P31">Integración con motores de render como Cycles o EEVEE</text:p>
        </text:list-item>
      </text:list>
      <text:h text:style-name="P1" text:outline-level="2">Marketplace de texturas y materiales</text:h>
      <text:p text:style-name="P25">Crea un sitio web donde artistas puedan vender texturas, materiales y shaders creados para Blender. Incluye:</text:p>
      <text:list xml:id="list518176516" text:style-name="L17">
        <text:list-item>
          <text:p text:style-name="P32">Catálogo de recursos con previsualización interactiva</text:p>
        </text:list-item>
        <text:list-item>
          <text:p text:style-name="P32">Sistema de descarga instantánea de archivos</text:p>
        </text:list-item>
        <text:list-item>
          <text:p text:style-name="P32"><text:soft-page-break/>Integración con Blender para importar recursos</text:p>
        </text:list-item>
        <text:list-item>
          <text:p text:style-name="P32">Perfil de vendedores y sistema de reseñas</text:p>
        </text:list-item>
        <text:list-item>
          <text:p text:style-name="P33">Pasarela de pagos y gestión de ventas</text:p>
        </text:list-item>
      </text:list>
      <text:p text:style-name="Text_20_body"><text:span text:style-name="T1">Estas ideas te permitirán combinar tus habilidades de desarrollo web con el diseño 3D en Blender, creando aplicaciones útiles para la comunidad de artistas y creadores. Recuerda que el tribunal evaluará principalmente la calidad del código y la funcionalidad de tu aplicación.</text:span></text:p>
      <text:h text:style-name="Heading_20_2" text:outline-level="2">Galería Virtual de Arte 3D</text:h>
      <text:p text:style-name="P25">Desarrolla una plataforma web que permita a los artistas 3D exhibir sus obras en una galería virtual. Incluye características como:</text:p>
      <text:list xml:id="list2906111916" text:style-name="L18">
        <text:list-item>
          <text:p text:style-name="P34">Visualización interactiva de modelos 3D en un entorno 3D navegable.</text:p>
        </text:list-item>
        <text:list-item>
          <text:p text:style-name="P34">Funcionalidad para que los artistas suban sus modelos y creen exposiciones virtuales.</text:p>
        </text:list-item>
        <text:list-item>
          <text:p text:style-name="P34">Opción para que los visitantes dejen comentarios y valoraciones.</text:p>
        </text:list-item>
        <text:list-item>
          <text:p text:style-name="P34">Integración con redes sociales para compartir obras.</text:p>
        </text:list-item>
        <text:list-item>
          <text:p text:style-name="P35">Posibilidad de comprar o encargar obras directamente desde la galería.</text:p>
        </text:list-item>
      </text:list>
      <text:h text:style-name="P1" text:outline-level="2">Simulador de Escenas 3D Interactivas</text:h>
      <text:p text:style-name="P25">Crea una aplicación web que permita a los usuarios crear y simular escenas 3D interactivas utilizando Blender. Las características pueden incluir:</text:p>
      <text:list xml:id="list2571071568" text:style-name="L19">
        <text:list-item>
          <text:p text:style-name="P36">Herramientas para arrastrar y soltar modelos 3D en un entorno virtual.</text:p>
        </text:list-item>
        <text:list-item>
          <text:p text:style-name="P36">Opciones para configurar luces, cámaras y materiales en tiempo real.</text:p>
        </text:list-item>
        <text:list-item>
          <text:p text:style-name="P36">Exportación de escenas a archivos .blend para su uso en Blender.</text:p>
        </text:list-item>
        <text:list-item>
          <text:p text:style-name="P37">Integración de scripts para añadir interactividad a los modelos (por ejemplo, animaciones o reacciones a eventos).</text:p>
        </text:list-item>
      </text:list>
      <text:h text:style-name="P1" text:outline-level="2">Generador de Terrenos 3D</text:h>
      <text:p text:style-name="P25">Desarrolla una herramienta web que permita a los usuarios crear terrenos 3D personalizados para usar en Blender. Incluye:</text:p>
      <text:list xml:id="list1826188044" text:style-name="L20">
        <text:list-item>
          <text:p text:style-name="P38">Herramientas para esculpir terrenos de forma intuitiva.</text:p>
        </text:list-item>
        <text:list-item>
          <text:p text:style-name="P38">Opciones para aplicar texturas y vegetación automáticamente.</text:p>
        </text:list-item>
        <text:list-item>
          <text:p text:style-name="P38">Exportación de terrenos a formatos compatibles con Blender.</text:p>
        </text:list-item>
        <text:list-item>
          <text:p text:style-name="P39">Posibilidad de añadir elementos como ríos, montañas y caminos.</text:p>
        </text:list-item>
      </text:list>
      <text:h text:style-name="P1" text:outline-level="2"><text:soft-page-break/>Plataforma de Colaboración para Proyectos 3D</text:h>
      <text:p text:style-name="P25">Crea una aplicación web que facilite la colaboración entre artistas 3D en proyectos de Blender. Las características pueden incluir:</text:p>
      <text:list xml:id="list934755206" text:style-name="L21">
        <text:list-item>
          <text:p text:style-name="P40">Espacios de trabajo compartidos donde los usuarios pueden subir y editar archivos .blend.</text:p>
        </text:list-item>
        <text:list-item>
          <text:p text:style-name="P40">Herramientas de gestión de proyectos, como listas de tareas y asignación de roles.</text:p>
        </text:list-item>
        <text:list-item>
          <text:p text:style-name="P40">Chat en tiempo real y foros para discusión.</text:p>
        </text:list-item>
        <text:list-item>
          <text:p text:style-name="P41">Integración con sistemas de control de versiones para rastrear cambios en los modelos.</text:p>
        </text:list-item>
      </text:list>
      <text:h text:style-name="P1" text:outline-level="2">Aplicación de Realidad Aumentada (AR) para Modelos 3D</text:h>
      <text:p text:style-name="P25">Desarrolla una aplicación web que permita a los usuarios visualizar modelos 3D en realidad aumentada utilizando sus dispositivos móviles. Incluye:</text:p>
      <text:list xml:id="list3660924177" text:style-name="L22">
        <text:list-item>
          <text:p text:style-name="P42">Opción para que los usuarios suban sus modelos 3D desde Blender.</text:p>
        </text:list-item>
        <text:list-item>
          <text:p text:style-name="P42">Herramientas para ajustar la escala y posición del modelo en el entorno real.</text:p>
        </text:list-item>
        <text:list-item>
          <text:p text:style-name="P42">Funcionalidad para tomar fotos y compartir en redes sociales.</text:p>
        </text:list-item>
        <text:list-item>
          <text:p text:style-name="P43">Integración con bibliotecas de AR como AR.js o Three.js.</text:p>
        </text:list-item>
      </text:list>
      <text:p text:style-name="Text_20_body"><text:span text:style-name="T1">Estas ideas ofrecen un amplio rango de posibilidades para combinar el desarrollo web con el diseño 3D en Blender, lo que puede resultar en proyectos innovadores y atractivos. ¡Espero que encuentres alguna de estas ideas inspiradora para tu proyecto final!</text:span></text:p>
      <text:p text:style-name="Text_20_body"/>
      <text:h text:style-name="Heading_20_2" text:outline-level="2">Ideas de proyecto final DAW</text:h>
      <text:list xml:id="list1627976901" text:style-name="L23">
        <text:list-item>
          <text:p text:style-name="P52"><text:span text:style-name="Strong_20_Emphasis"><text:span text:style-name="T1">Sistema de Gestión de Eventos</text:span></text:span><text:span text:style-name="T1"><text:line-break/>Desarrolla una aplicación que permita a los usuarios crear, gestionar y promocionar eventos. Incluye funcionalidades como registro de asistentes, venta de entradas y gestión de horarios.</text:span></text:p>
        </text:list-item>
        <text:list-item>
          <text:p text:style-name="P52"><text:span text:style-name="Strong_20_Emphasis"><text:span text:style-name="T1">Aplicación de Reservas para Actividades de Ocio</text:span></text:span><text:span text:style-name="T1"><text:line-break/>Crea una plataforma donde los usuarios puedan reservar actividades de ocio, como clases de cocina, talleres de arte, o excursiones, con un sistema de pago integrado.</text:span></text:p>
        </text:list-item>
        <text:list-item>
          <text:p text:style-name="P52"><text:span text:style-name="Strong_20_Emphasis"><text:span text:style-name="T1">Portal de Noticias Locales</text:span></text:span><text:span text:style-name="T1"><text:line-break/>Diseña un sitio web que permita a los usuarios publicar y leer noticias locales, con funciones de comentarios y votaciones para destacar las noticias más relevantes.</text:span></text:p>
        </text:list-item>
        <text:list-item>
          <text:p text:style-name="P52"><text:span text:style-name="Strong_20_Emphasis"><text:span text:style-name="T1">Aplicación de Gestión de Tareas</text:span></text:span><text:span text:style-name="T1"><text:line-break/>Desarrolla una herramienta que permita a los usuarios gestionar sus tareas diarias, con opciones para establecer prioridades, fechas de vencimiento y recordatorios.</text:span></text:p>
        </text:list-item>
        <text:list-item>
          <text:p text:style-name="P52"><text:soft-page-break/><text:span text:style-name="Strong_20_Emphasis"><text:span text:style-name="T1">Plataforma de Intercambio de Libros</text:span></text:span><text:span text:style-name="T1"><text:line-break/>Crea una aplicación que facilite el intercambio de libros entre usuarios, permitiendo que los usuarios ofrezcan y soliciten libros a través de un sistema de búsqueda y mensajería.</text:span></text:p>
        </text:list-item>
        <text:list-item>
          <text:p text:style-name="P52"><text:span text:style-name="Strong_20_Emphasis"><text:span text:style-name="T1">Sistema de Gestión de Inventario para Pequeñas Empresas</text:span></text:span><text:span text:style-name="T1"><text:line-break/>Desarrolla una aplicación que ayude a las pequeñas empresas a gestionar su inventario, incluyendo funciones de seguimiento de stock, alertas de bajo inventario y generación de informes.</text:span></text:p>
        </text:list-item>
        <text:list-item>
          <text:p text:style-name="P52"><text:span text:style-name="Strong_20_Emphasis"><text:span text:style-name="T1">Aplicación de Recetas de Cocina</text:span></text:span><text:span text:style-name="T1"><text:line-break/>Crea una plataforma donde los usuarios puedan compartir y buscar recetas de cocina, con opciones para crear listas de ingredientes y planificar comidas.</text:span></text:p>
        </text:list-item>
        <text:list-item>
          <text:p text:style-name="P52"><text:span text:style-name="Strong_20_Emphasis"><text:span text:style-name="T1">Red Social para Profesionales</text:span></text:span><text:span text:style-name="T1"><text:line-break/>Desarrolla una red social enfocada en conectar a profesionales de un sector específico, permitiendo el intercambio de conocimientos, oportunidades laborales y networking.</text:span></text:p>
        </text:list-item>
        <text:list-item>
          <text:p text:style-name="P52"><text:span text:style-name="Strong_20_Emphasis"><text:span text:style-name="T1">Aplicación de Seguimiento de Hábitos Saludables</text:span></text:span><text:span text:style-name="T1"><text:line-break/>Crea una herramienta que permita a los usuarios registrar y seguir sus hábitos saludables, como la alimentación, el ejercicio y el sueño, con gráficos y estadísticas.</text:span></text:p>
        </text:list-item>
        <text:list-item>
          <text:p text:style-name="P53"><text:span text:style-name="Strong_20_Emphasis"><text:span text:style-name="T1">Plataforma de Cursos Online</text:span></text:span><text:span text:style-name="T1"><text:line-break/>Diseña una aplicación que permita a los usuarios crear y participar en cursos online, con funciones de video, foros de discusión y evaluación de conocimientos.</text:span></text:p>
        </text:list-item>
      </text:list>
      <text:p text:style-name="Text_20_body"><text:span text:style-name="T1">Estas ideas son versátiles y pueden adaptarse a tus intereses y habilidades, permitiendo demostrar el uso de tecnologías web como HTML, CSS, JavaScript, PHP y bases de datos. Asegúrate de elegir un proyecto que no solo sea interesante, sino también factible dentro del tiempo y recursos disponibles.</text:span></text:p>
      <text:p text:style-name="Text_20_body"/>
      <text:h text:style-name="Heading_20_2" text:outline-level="2">Mejores temas para un proyecto final de DAW</text:h>
      <text:list xml:id="list1918774582" text:style-name="L24">
        <text:list-item>
          <text:p text:style-name="P54"><text:span text:style-name="Strong_20_Emphasis"><text:span text:style-name="T1">Sistema de Gestión de Restaurantes</text:span></text:span><text:span text:style-name="T1"><text:line-break/>Desarrolla una aplicación que permita gestionar restaurantes, incluyendo la distribución de mesas, gestión de pedidos y facturación.</text:span></text:p>
        </text:list-item>
        <text:list-item>
          <text:p text:style-name="P54"><text:span text:style-name="Strong_20_Emphasis"><text:span text:style-name="T1">Aplicación de Reservas para Actividades</text:span></text:span><text:span text:style-name="T1"><text:line-break/>Crea una plataforma donde los usuarios puedan reservar actividades de ocio, como clases de cocina o talleres, con un sistema de pago.</text:span></text:p>
        </text:list-item>
        <text:list-item>
          <text:p text:style-name="P54"><text:span text:style-name="Strong_20_Emphasis"><text:span text:style-name="T1">Portal de Noticias Locales</text:span></text:span><text:span text:style-name="T1"><text:line-break/>Diseña un sitio web para publicar y leer noticias locales, con funciones de comentarios y votaciones.</text:span></text:p>
        </text:list-item>
        <text:list-item>
          <text:p text:style-name="P54"><text:soft-page-break/><text:span text:style-name="Strong_20_Emphasis"><text:span text:style-name="T1">Aplicación de Gestión de Tareas</text:span></text:span><text:span text:style-name="T1"><text:line-break/>Desarrolla una herramienta que permita a los usuarios gestionar sus tareas diarias, con opciones para establecer prioridades y recordatorios.</text:span></text:p>
        </text:list-item>
        <text:list-item>
          <text:p text:style-name="P54"><text:span text:style-name="Strong_20_Emphasis"><text:span text:style-name="T1">Marketplace de Texturas y Materiales para Blender</text:span></text:span><text:span text:style-name="T1"><text:line-break/>Crea un sitio donde los artistas puedan vender y comprar texturas y materiales para sus proyectos de diseño 3D.</text:span></text:p>
        </text:list-item>
        <text:list-item>
          <text:p text:style-name="P54"><text:span text:style-name="Strong_20_Emphasis"><text:span text:style-name="T1">Plataforma de Aprendizaje Online</text:span></text:span><text:span text:style-name="T1"><text:line-break/>Desarrolla una aplicación que permita a los usuarios crear y participar en cursos online, con funcionalidades de video y foros de discusión.</text:span></text:p>
        </text:list-item>
        <text:list-item>
          <text:p text:style-name="P54"><text:span text:style-name="Strong_20_Emphasis"><text:span text:style-name="T1">Sistema de Gestión de Inventario</text:span></text:span><text:span text:style-name="T1"><text:line-break/>Crea una aplicación que ayude a las pequeñas empresas a gestionar su inventario, con seguimiento de stock y alertas de bajo inventario.</text:span></text:p>
        </text:list-item>
        <text:list-item>
          <text:p text:style-name="P54"><text:span text:style-name="Strong_20_Emphasis"><text:span text:style-name="T1">Aplicación de Recetas de Cocina</text:span></text:span><text:span text:style-name="T1"><text:line-break/>Desarrolla una plataforma donde los usuarios puedan compartir y buscar recetas de cocina, con listas de ingredientes y planificación de comidas.</text:span></text:p>
        </text:list-item>
        <text:list-item>
          <text:p text:style-name="P54"><text:span text:style-name="Strong_20_Emphasis"><text:span text:style-name="T1">Red Social para Profesionales</text:span></text:span><text:span text:style-name="T1"><text:line-break/>Crea una red social enfocada en conectar a profesionales de un sector específico, facilitando el intercambio de conocimientos.</text:span></text:p>
        </text:list-item>
        <text:list-item>
          <text:p text:style-name="P54"><text:span text:style-name="Strong_20_Emphasis"><text:span text:style-name="T1">Aplicación de Seguimiento de Hábitos Saludables</text:span></text:span><text:span text:style-name="T1"><text:line-break/>Desarrolla una herramienta que permita a los usuarios registrar y seguir sus hábitos saludables, con gráficos y estadísticas.</text:span></text:p>
        </text:list-item>
        <text:list-item>
          <text:p text:style-name="P54"><text:span text:style-name="Strong_20_Emphasis"><text:span text:style-name="T1">Sistema de Gestión de Mantenimiento de Equipos</text:span></text:span><text:span text:style-name="T1"><text:line-break/>Crea una aplicación que gestione el mantenimiento preventivo y correctivo de equipos eléctricos o mecánicos.</text:span></text:p>
        </text:list-item>
        <text:list-item>
          <text:p text:style-name="P54"><text:span text:style-name="Strong_20_Emphasis"><text:span text:style-name="T1">Simulador de Costos Energéticos</text:span></text:span><text:span text:style-name="T1"><text:line-break/>Desarrolla una aplicación que simule diferentes escenarios de consumo energético y sus costos asociados.</text:span></text:p>
        </text:list-item>
        <text:list-item>
          <text:p text:style-name="P54"><text:span text:style-name="Strong_20_Emphasis"><text:span text:style-name="T1">Herramienta de Análisis de Datos</text:span></text:span><text:span text:style-name="T1"><text:line-break/>Crea una aplicación que permita analizar datos de consumo energético, eficiencia de sistemas o rendimiento de equipos.</text:span></text:p>
        </text:list-item>
        <text:list-item>
          <text:p text:style-name="P54"><text:span text:style-name="Strong_20_Emphasis"><text:span text:style-name="T1">Aplicación de Gestión de Proyectos</text:span></text:span><text:span text:style-name="T1"><text:line-break/>Desarrolla un sistema que permita a equipos gestionar proyectos, asignar tareas y seguir el progreso.</text:span></text:p>
        </text:list-item>
        <text:list-item>
          <text:p text:style-name="P55"><text:span text:style-name="Strong_20_Emphasis"><text:span text:style-name="T1">Aplicación de Encuestas y Votaciones</text:span></text:span><text:span text:style-name="T1"><text:line-break/>Crea una plataforma que permita a los usuarios crear y participar en encuestas y votaciones en línea.</text:span></text:p>
        </text:list-item>
      </text:list>
      <text:p text:style-name="Text_20_body"><text:soft-page-break/><text:span text:style-name="T1">Estos temas son variados y ofrecen la oportunidad de aplicar diferentes tecnologías y habilidades adquiridas durante el ciclo formativo. Asegúrate de elegir un proyecto que no solo sea interesante, sino también factible dentro del tiempo y recursos disponibl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a</meta:initial-creator>
    <meta:creation-date>2024-07-21T18:29:36.022420829</meta:creation-date>
    <meta:printed-by>Maria</meta:printed-by>
    <meta:print-date>2024-07-21T18:43:04.099807270</meta:print-date>
    <dc:date>2024-07-21T18:43:08.096199954</dc:date>
    <dc:creator>Maria</dc:creator>
    <meta:editing-duration>PT13M3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6" meta:paragraph-count="91" meta:word-count="1510" meta:character-count="9801" meta:non-whitespace-character-count="8448"/>
  </office:meta>
</office:document-meta>
</file>